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Significad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ak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nn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ont Attac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oking Righ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ooking Lef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yin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anding U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u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in Attac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16T19:57:50.248000000</meta:creation-date>
    <dc:date>2023-12-17T02:09:43.806000000</dc:date>
    <meta:editing-duration>PT4H11M33S</meta:editing-duration>
    <meta:editing-cycles>1</meta:editing-cycles>
    <meta:document-statistic meta:table-count="1" meta:cell-count="26" meta:object-count="0"/>
    <meta:generator>LibreOffice/7.1.6.2$Windows_X86_64 LibreOffice_project/0e133318fcee89abacd6a7d077e292f1145735c3</meta:generator>
  </office:meta>
</office:document-meta>
</file>